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00"/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 style:data-style-name="N10000">
      <style:text-properties fo:font-weight="normal" style:font-weight-asian="normal" style:font-weight-complex="normal"/>
    </style:style>
    <style:style style:name="ce8" style:family="table-cell" style:parent-style-name="Default" style:data-style-name="N10000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1-mean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1019" table:default-cell-style-name="Default"/>
        <table:table-row table:style-name="ro1">
          <table:table-cell/>
          <table:table-cell table:style-name="Default" table:number-columns-repeated="4"/>
          <table:table-cell table:number-columns-repeated="2"/>
          <table:table-cell office:value-type="string" calcext:value-type="string">
            <text:p>vs v12_9</text:p>
          </table:table-cell>
          <table:table-cell table:number-columns-repeated="2" office:value-type="string" calcext:value-type="string">
            <text:p>orig dota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  <table:table-cell table:style-name="ce1"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92973" calcext:value-type="float">
            <text:p>0.692973</text:p>
          </table:table-cell>
          <table:table-cell office:value-type="float" office:value="0.687426" calcext:value-type="float">
            <text:p>0.687426</text:p>
          </table:table-cell>
          <table:table-cell office:value-type="float" office:value="0.681005" calcext:value-type="float">
            <text:p>0.681005</text:p>
          </table:table-cell>
          <table:table-cell office:value-type="float" office:value="0.618512" calcext:value-type="float">
            <text:p>0.618512</text:p>
          </table:table-cell>
          <table:table-cell office:value-type="float" office:value="0.62587" calcext:value-type="float">
            <text:p>0.62587</text:p>
          </table:table-cell>
          <table:table-cell office:value-type="float" office:value="0.555584" calcext:value-type="float">
            <text:p>0.555584</text:p>
          </table:table-cell>
          <table:table-cell office:value-type="float" office:value="0.489754" calcext:value-type="float">
            <text:p>0.489754</text:p>
          </table:table-cell>
          <table:table-cell office:value-type="float" office:value="0.643222" calcext:value-type="float">
            <text:p>0.643222</text:p>
          </table:table-cell>
          <table:table-cell office:value-type="float" office:value="0.67869" calcext:value-type="float">
            <text:p>0.67869</text:p>
          </table:table-cell>
          <table:table-cell table:number-columns-repeated="1014"/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89758" calcext:value-type="float">
            <text:p>0.689758</text:p>
          </table:table-cell>
          <table:table-cell office:value-type="float" office:value="0.632454" calcext:value-type="float">
            <text:p>0.632454</text:p>
          </table:table-cell>
          <table:table-cell office:value-type="float" office:value="0.647397" calcext:value-type="float">
            <text:p>0.647397</text:p>
          </table:table-cell>
          <table:table-cell office:value-type="float" office:value="0.617901" calcext:value-type="float">
            <text:p>0.617901</text:p>
          </table:table-cell>
          <table:table-cell office:value-type="float" office:value="0.587238" calcext:value-type="float">
            <text:p>0.587238</text:p>
          </table:table-cell>
          <table:table-cell office:value-type="float" office:value="0.660338" calcext:value-type="float">
            <text:p>0.660338</text:p>
          </table:table-cell>
          <table:table-cell office:value-type="float" office:value="0.681167" calcext:value-type="float">
            <text:p>0.681167</text:p>
          </table:table-cell>
          <table:table-cell office:value-type="float" office:value="0.669359" calcext:value-type="float">
            <text:p>0.669359</text:p>
          </table:table-cell>
          <table:table-cell office:value-type="float" office:value="0.691278" calcext:value-type="float">
            <text:p>0.691278</text:p>
          </table:table-cell>
          <table:table-cell table:number-columns-repeated="1014"/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94372" calcext:value-type="float">
            <text:p>0.694372</text:p>
          </table:table-cell>
          <table:table-cell office:value-type="float" office:value="0.697956" calcext:value-type="float">
            <text:p>0.697956</text:p>
          </table:table-cell>
          <table:table-cell office:value-type="float" office:value="0.686085" calcext:value-type="float">
            <text:p>0.686085</text:p>
          </table:table-cell>
          <table:table-cell office:value-type="float" office:value="0.619354" calcext:value-type="float">
            <text:p>0.619354</text:p>
          </table:table-cell>
          <table:table-cell office:value-type="float" office:value="0.666569" calcext:value-type="float">
            <text:p>0.666569</text:p>
          </table:table-cell>
          <table:table-cell office:value-type="float" office:value="0.664323" calcext:value-type="float">
            <text:p>0.664323</text:p>
          </table:table-cell>
          <table:table-cell office:value-type="float" office:value="0.672414" calcext:value-type="float">
            <text:p>0.672414</text:p>
          </table:table-cell>
          <table:table-cell/>
          <table:table-cell office:value-type="float" office:value="0.701806" calcext:value-type="float">
            <text:p>0.701806</text:p>
          </table:table-cell>
          <table:table-cell table:number-columns-repeated="1014"/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88421" calcext:value-type="float">
            <text:p>0.688421</text:p>
          </table:table-cell>
          <table:table-cell office:value-type="float" office:value="0.685246" calcext:value-type="float">
            <text:p>0.685246</text:p>
          </table:table-cell>
          <table:table-cell office:value-type="float" office:value="0.666595" calcext:value-type="float">
            <text:p>0.666595</text:p>
          </table:table-cell>
          <table:table-cell office:value-type="float" office:value="0.629372" calcext:value-type="float">
            <text:p>0.629372</text:p>
          </table:table-cell>
          <table:table-cell office:value-type="float" office:value="0.660215" calcext:value-type="float">
            <text:p>0.660215</text:p>
          </table:table-cell>
          <table:table-cell office:value-type="float" office:value="0.666472" calcext:value-type="float">
            <text:p>0.666472</text:p>
          </table:table-cell>
          <table:table-cell office:value-type="float" office:value="0.696816" calcext:value-type="float">
            <text:p>0.696816</text:p>
          </table:table-cell>
          <table:table-cell/>
          <table:table-cell office:value-type="float" office:value="0.70483" calcext:value-type="float">
            <text:p>0.70483</text:p>
          </table:table-cell>
          <table:table-cell table:number-columns-repeated="1014"/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93834" calcext:value-type="float">
            <text:p>0.693834</text:p>
          </table:table-cell>
          <table:table-cell office:value-type="float" office:value="0.691541" calcext:value-type="float">
            <text:p>0.691541</text:p>
          </table:table-cell>
          <table:table-cell office:value-type="float" office:value="0.705646" calcext:value-type="float">
            <text:p>0.705646</text:p>
          </table:table-cell>
          <table:table-cell office:value-type="float" office:value="0.622414" calcext:value-type="float">
            <text:p>0.622414</text:p>
          </table:table-cell>
          <table:table-cell office:value-type="float" office:value="0.644038" calcext:value-type="float">
            <text:p>0.644038</text:p>
          </table:table-cell>
          <table:table-cell office:value-type="float" office:value="0.622584" calcext:value-type="float">
            <text:p>0.622584</text:p>
          </table:table-cell>
          <table:table-cell office:value-type="float" office:value="0.687812" calcext:value-type="float">
            <text:p>0.687812</text:p>
          </table:table-cell>
          <table:table-cell table:number-columns-repeated="1016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96921" calcext:value-type="float">
            <text:p>0.696921</text:p>
          </table:table-cell>
          <table:table-cell office:value-type="float" office:value="0.68646" calcext:value-type="float">
            <text:p>0.68646</text:p>
          </table:table-cell>
          <table:table-cell office:value-type="float" office:value="0.701194" calcext:value-type="float">
            <text:p>0.701194</text:p>
          </table:table-cell>
          <table:table-cell office:value-type="float" office:value="0.628842" calcext:value-type="float">
            <text:p>0.628842</text:p>
          </table:table-cell>
          <table:table-cell office:value-type="float" office:value="0.667894" calcext:value-type="float">
            <text:p>0.667894</text:p>
          </table:table-cell>
          <table:table-cell office:value-type="float" office:value="0.673084" calcext:value-type="float">
            <text:p>0.673084</text:p>
          </table:table-cell>
          <table:table-cell office:value-type="float" office:value="0.689141" calcext:value-type="float">
            <text:p>0.689141</text:p>
          </table:table-cell>
          <table:table-cell table:number-columns-repeated="1016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93133" calcext:value-type="float">
            <text:p>0.693133</text:p>
          </table:table-cell>
          <table:table-cell office:value-type="float" office:value="0.69689" calcext:value-type="float">
            <text:p>0.69689</text:p>
          </table:table-cell>
          <table:table-cell office:value-type="float" office:value="0.705272" calcext:value-type="float">
            <text:p>0.705272</text:p>
          </table:table-cell>
          <table:table-cell office:value-type="float" office:value="0.623243" calcext:value-type="float">
            <text:p>0.623243</text:p>
          </table:table-cell>
          <table:table-cell office:value-type="float" office:value="0.661222" calcext:value-type="float">
            <text:p>0.661222</text:p>
          </table:table-cell>
          <table:table-cell office:value-type="float" office:value="0.664167" calcext:value-type="float">
            <text:p>0.664167</text:p>
          </table:table-cell>
          <table:table-cell office:value-type="float" office:value="0.691642" calcext:value-type="float">
            <text:p>0.691642</text:p>
          </table:table-cell>
          <table:table-cell table:number-columns-repeated="1016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9975" calcext:value-type="float">
            <text:p>0.69975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70589" calcext:value-type="float">
            <text:p>0.70589</text:p>
          </table:table-cell>
          <table:table-cell office:value-type="float" office:value="0.621606" calcext:value-type="float">
            <text:p>0.621606</text:p>
          </table:table-cell>
          <table:table-cell office:value-type="float" office:value="0.639651" calcext:value-type="float">
            <text:p>0.639651</text:p>
          </table:table-cell>
          <table:table-cell office:value-type="float" office:value="0.678775" calcext:value-type="float">
            <text:p>0.678775</text:p>
          </table:table-cell>
          <table:table-cell office:value-type="float" office:value="0.683001" calcext:value-type="float">
            <text:p>0.683001</text:p>
          </table:table-cell>
          <table:table-cell table:number-columns-repeated="1016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89399" calcext:value-type="float">
            <text:p>0.689399</text:p>
          </table:table-cell>
          <table:table-cell/>
          <table:table-cell office:value-type="float" office:value="0.701676" calcext:value-type="float">
            <text:p>0.701676</text:p>
          </table:table-cell>
          <table:table-cell table:style-name="Default" office:value-type="float" office:value="0.623619" calcext:value-type="float">
            <text:p>0.623619</text:p>
          </table:table-cell>
          <table:table-cell office:value-type="float" office:value="0.666447" calcext:value-type="float">
            <text:p>0.666447</text:p>
          </table:table-cell>
          <table:table-cell table:style-name="ce5" office:value-type="float" office:value="0.654251" calcext:value-type="float">
            <text:p>0.654251</text:p>
          </table:table-cell>
          <table:table-cell office:value-type="float" office:value="0.6687" calcext:value-type="float">
            <text:p>0.6687</text:p>
          </table:table-cell>
          <table:table-cell table:number-columns-repeated="1016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95268" calcext:value-type="float">
            <text:p>0.695268</text:p>
          </table:table-cell>
          <table:table-cell/>
          <table:table-cell office:value-type="float" office:value="0.705373" calcext:value-type="float">
            <text:p>0.705373</text:p>
          </table:table-cell>
          <table:table-cell office:value-type="float" office:value="0.627837" calcext:value-type="float">
            <text:p>0.627837</text:p>
          </table:table-cell>
          <table:table-cell office:value-type="float" office:value="0.655158" calcext:value-type="float">
            <text:p>0.655158</text:p>
          </table:table-cell>
          <table:table-cell office:value-type="float" office:value="0.66115" calcext:value-type="float">
            <text:p>0.66115</text:p>
          </table:table-cell>
          <table:table-cell table:number-columns-repeated="1017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97578" calcext:value-type="float">
            <text:p>0.697578</text:p>
          </table:table-cell>
          <table:table-cell/>
          <table:table-cell office:value-type="float" office:value="0.69173" calcext:value-type="float">
            <text:p>0.69173</text:p>
          </table:table-cell>
          <table:table-cell table:style-name="ce5" office:value-type="string" calcext:value-type="string">
            <text:p>xxx</text:p>
          </table:table-cell>
          <table:table-cell office:value-type="float" office:value="0.638412" calcext:value-type="float">
            <text:p>0.638412</text:p>
          </table:table-cell>
          <table:table-cell office:value-type="float" office:value="0.666714" calcext:value-type="float">
            <text:p>0.666714</text:p>
          </table:table-cell>
          <table:table-cell table:number-columns-repeated="1017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95691" calcext:value-type="float">
            <text:p>0.695691</text:p>
          </table:table-cell>
          <table:table-cell/>
          <table:table-cell office:value-type="float" office:value="0.703434" calcext:value-type="float">
            <text:p>0.703434</text:p>
          </table:table-cell>
          <table:table-cell/>
          <table:table-cell office:value-type="float" office:value="0.662915" calcext:value-type="float">
            <text:p>0.662915</text:p>
          </table:table-cell>
          <table:table-cell office:value-type="float" office:value="0.663555" calcext:value-type="float">
            <text:p>0.663555</text:p>
          </table:table-cell>
          <table:table-cell table:number-columns-repeated="1017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695151" calcext:value-type="float">
            <text:p>0.695151</text:p>
          </table:table-cell>
          <table:table-cell/>
          <table:table-cell table:style-name="ce7" office:value-type="float" office:value="0.706165" calcext:value-type="float">
            <text:p>0.706165</text:p>
          </table:table-cell>
          <table:table-cell/>
          <table:table-cell office:value-type="float" office:value="0.638987" calcext:value-type="float">
            <text:p>0.638987</text:p>
          </table:table-cell>
          <table:table-cell office:value-type="float" office:value="0.659594" calcext:value-type="float">
            <text:p>0.659594</text:p>
          </table:table-cell>
          <table:table-cell table:number-columns-repeated="1017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682164" calcext:value-type="float">
            <text:p>0.682164</text:p>
          </table:table-cell>
          <table:table-cell/>
          <table:table-cell office:value-type="float" office:value="0.6875" calcext:value-type="float">
            <text:p>0.6875</text:p>
          </table:table-cell>
          <table:table-cell/>
          <table:table-cell office:value-type="float" office:value="0.623395" calcext:value-type="float">
            <text:p>0.623395</text:p>
          </table:table-cell>
          <table:table-cell office:value-type="float" office:value="0.636663" calcext:value-type="float">
            <text:p>0.636663</text:p>
          </table:table-cell>
          <table:table-cell table:number-columns-repeated="1017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681928" calcext:value-type="float">
            <text:p>0.681928</text:p>
          </table:table-cell>
          <table:table-cell/>
          <table:table-cell office:value-type="float" office:value="0.697719" calcext:value-type="float">
            <text:p>0.697719</text:p>
          </table:table-cell>
          <table:table-cell/>
          <table:table-cell office:value-type="float" office:value="0.63723" calcext:value-type="float">
            <text:p>0.63723</text:p>
          </table:table-cell>
          <table:table-cell office:value-type="float" office:value="0.667775" calcext:value-type="float">
            <text:p>0.667775</text:p>
          </table:table-cell>
          <table:table-cell table:number-columns-repeated="1017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689248" calcext:value-type="float">
            <text:p>0.689248</text:p>
          </table:table-cell>
          <table:table-cell/>
          <table:table-cell table:style-name="ce8" office:value-type="float" office:value="0.708228" calcext:value-type="float">
            <text:p>0.708228</text:p>
          </table:table-cell>
          <table:table-cell/>
          <table:table-cell table:number-columns-repeated="2" table:style-name="ce5" office:value-type="string" calcext:value-type="string">
            <text:p>xxx</text:p>
          </table:table-cell>
          <table:table-cell table:number-columns-repeated="1017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678421" calcext:value-type="float">
            <text:p>0.678421</text:p>
          </table:table-cell>
          <table:table-cell/>
          <table:table-cell office:value-type="float" office:value="0.70085" calcext:value-type="float">
            <text:p>0.70085</text:p>
          </table:table-cell>
          <table:table-cell table:number-columns-repeated="1020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96679" calcext:value-type="float">
            <text:p>0.696679</text:p>
          </table:table-cell>
          <table:table-cell/>
          <table:table-cell office:value-type="float" office:value="0.695274" calcext:value-type="float">
            <text:p>0.695274</text:p>
          </table:table-cell>
          <table:table-cell table:number-columns-repeated="1020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style-name="ce5" office:value-type="string" calcext:value-type="string">
            <text:p>xxx</text:p>
          </table:table-cell>
          <table:table-cell/>
          <table:table-cell office:value-type="float" office:value="0.700694" calcext:value-type="float">
            <text:p>0.700694</text:p>
          </table:table-cell>
          <table:table-cell table:number-columns-repeated="1020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0283" calcext:value-type="float">
            <text:p>0.70283</text:p>
          </table:table-cell>
          <table:table-cell table:number-columns-repeated="1020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style-name="Default"/>
          <table:table-cell/>
          <table:table-cell office:value-type="float" office:value="0.69815" calcext:value-type="float">
            <text:p>0.69815</text:p>
          </table:table-cell>
          <table:table-cell table:number-columns-repeated="1020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style-name="Default"/>
          <table:table-cell/>
          <table:table-cell table:style-name="ce5" office:value-type="string" calcext:value-type="string">
            <text:p>xxx</text:p>
          </table:table-cell>
          <table:table-cell table:number-columns-repeated="1020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style-name="Default"/>
          <table:table-cell table:number-columns-repeated="1022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1023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1023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1023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1023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/>
          <table:table-cell table:formula="of:=MAX([.B3:.G20])" office:value-type="float" office:value="0.708228" calcext:value-type="float">
            <text:p>0.708228</text:p>
          </table:table-cell>
          <table:table-cell table:style-name="Default" table:number-columns-repeated="3"/>
          <table:table-cell table:number-columns-repeated="1019"/>
        </table:table-row>
        <table:table-row table:style-name="ro1">
          <table:table-cell table:number-columns-repeated="2"/>
          <table:table-cell table:style-name="Default" table:number-columns-repeated="3"/>
          <table:table-cell table:number-columns-repeated="1019"/>
        </table:table-row>
      </table:table>
      <table:table table:name="F1-score" table:style-name="ta1">
        <table:table-column table:style-name="co1" table:default-cell-style-name="Default"/>
        <table:table-column table:style-name="co1" table:number-columns-repeated="4" table:default-cell-style-name="ce2"/>
        <table:table-column table:style-name="co1" table:number-columns-repeated="5" table:default-cell-style-name="Default"/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617638" calcext:value-type="float">
            <text:p>0.617638</text:p>
          </table:table-cell>
          <table:table-cell office:value-type="float" office:value="0.611521" calcext:value-type="float">
            <text:p>0.611521</text:p>
          </table:table-cell>
          <table:table-cell office:value-type="float" office:value="0.603982" calcext:value-type="float">
            <text:p>0.603982</text:p>
          </table:table-cell>
          <table:table-cell office:value-type="float" office:value="0.529488" calcext:value-type="float">
            <text:p>0.529488</text:p>
          </table:table-cell>
          <table:table-cell office:value-type="float" office:value="0.516085" calcext:value-type="float">
            <text:p>0.516085</text:p>
          </table:table-cell>
          <table:table-cell office:value-type="float" office:value="0.422518" calcext:value-type="float">
            <text:p>0.422518</text:p>
          </table:table-cell>
          <table:table-cell office:value-type="float" office:value="0.352439" calcext:value-type="float">
            <text:p>0.352439</text:p>
          </table:table-cell>
          <table:table-cell office:value-type="float" office:value="0.608993" calcext:value-type="float">
            <text:p>0.608993</text:p>
          </table:table-cell>
          <table:table-cell office:value-type="float" office:value="0.587731" calcext:value-type="float">
            <text:p>0.587731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629147" calcext:value-type="float">
            <text:p>0.629147</text:p>
          </table:table-cell>
          <table:table-cell office:value-type="float" office:value="0.593091" calcext:value-type="float">
            <text:p>0.593091</text:p>
          </table:table-cell>
          <table:table-cell office:value-type="float" office:value="0.53302" calcext:value-type="float">
            <text:p>0.53302</text:p>
          </table:table-cell>
          <table:table-cell office:value-type="float" office:value="0.527468" calcext:value-type="float">
            <text:p>0.527468</text:p>
          </table:table-cell>
          <table:table-cell office:value-type="float" office:value="0.46027" calcext:value-type="float">
            <text:p>0.46027</text:p>
          </table:table-cell>
          <table:table-cell office:value-type="float" office:value="0.570227" calcext:value-type="float">
            <text:p>0.570227</text:p>
          </table:table-cell>
          <table:table-cell office:value-type="float" office:value="0.59173" calcext:value-type="float">
            <text:p>0.59173</text:p>
          </table:table-cell>
          <table:table-cell office:value-type="float" office:value="0.616952" calcext:value-type="float">
            <text:p>0.616952</text:p>
          </table:table-cell>
          <table:table-cell office:value-type="float" office:value="0.605832" calcext:value-type="float">
            <text:p>0.605832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600033" calcext:value-type="float">
            <text:p>0.600033</text:p>
          </table:table-cell>
          <table:table-cell office:value-type="float" office:value="0.61132" calcext:value-type="float">
            <text:p>0.61132</text:p>
          </table:table-cell>
          <table:table-cell office:value-type="float" office:value="0.592956" calcext:value-type="float">
            <text:p>0.592956</text:p>
          </table:table-cell>
          <table:table-cell office:value-type="float" office:value="0.523025" calcext:value-type="float">
            <text:p>0.523025</text:p>
          </table:table-cell>
          <table:table-cell office:value-type="float" office:value="0.579288" calcext:value-type="float">
            <text:p>0.579288</text:p>
          </table:table-cell>
          <table:table-cell office:value-type="float" office:value="0.575646" calcext:value-type="float">
            <text:p>0.575646</text:p>
          </table:table-cell>
          <table:table-cell office:value-type="float" office:value="0.570448" calcext:value-type="float">
            <text:p>0.570448</text:p>
          </table:table-cell>
          <table:table-cell/>
          <table:table-cell office:value-type="float" office:value="0.625298" calcext:value-type="float">
            <text:p>0.625298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602072" calcext:value-type="float">
            <text:p>0.602072</text:p>
          </table:table-cell>
          <table:table-cell office:value-type="float" office:value="0.601266" calcext:value-type="float">
            <text:p>0.601266</text:p>
          </table:table-cell>
          <table:table-cell office:value-type="float" office:value="0.631044" calcext:value-type="float">
            <text:p>0.631044</text:p>
          </table:table-cell>
          <table:table-cell office:value-type="float" office:value="0.542557" calcext:value-type="float">
            <text:p>0.542557</text:p>
          </table:table-cell>
          <table:table-cell office:value-type="float" office:value="0.558363" calcext:value-type="float">
            <text:p>0.558363</text:p>
          </table:table-cell>
          <table:table-cell office:value-type="float" office:value="0.605145" calcext:value-type="float">
            <text:p>0.605145</text:p>
          </table:table-cell>
          <table:table-cell office:value-type="float" office:value="0.635949" calcext:value-type="float">
            <text:p>0.635949</text:p>
          </table:table-cell>
          <table:table-cell/>
          <table:table-cell office:value-type="float" office:value="0.61813" calcext:value-type="float">
            <text:p>0.61813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6029" calcext:value-type="float">
            <text:p>0.6029</text:p>
          </table:table-cell>
          <table:table-cell office:value-type="float" office:value="0.601184" calcext:value-type="float">
            <text:p>0.601184</text:p>
          </table:table-cell>
          <table:table-cell office:value-type="float" office:value="0.626494" calcext:value-type="float">
            <text:p>0.626494</text:p>
          </table:table-cell>
          <table:table-cell office:value-type="float" office:value="0.538688" calcext:value-type="float">
            <text:p>0.538688</text:p>
          </table:table-cell>
          <table:table-cell office:value-type="float" office:value="0.539704" calcext:value-type="float">
            <text:p>0.539704</text:p>
          </table:table-cell>
          <table:table-cell office:value-type="float" office:value="0.503333" calcext:value-type="float">
            <text:p>0.503333</text:p>
          </table:table-cell>
          <table:table-cell office:value-type="float" office:value="0.59138" calcext:value-type="float">
            <text:p>0.59138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607235" calcext:value-type="float">
            <text:p>0.607235</text:p>
          </table:table-cell>
          <table:table-cell office:value-type="float" office:value="0.61183" calcext:value-type="float">
            <text:p>0.61183</text:p>
          </table:table-cell>
          <table:table-cell office:value-type="float" office:value="0.632038" calcext:value-type="float">
            <text:p>0.632038</text:p>
          </table:table-cell>
          <table:table-cell office:value-type="float" office:value="0.535602" calcext:value-type="float">
            <text:p>0.535602</text:p>
          </table:table-cell>
          <table:table-cell office:value-type="float" office:value="0.575624" calcext:value-type="float">
            <text:p>0.575624</text:p>
          </table:table-cell>
          <table:table-cell office:value-type="float" office:value="0.591118" calcext:value-type="float">
            <text:p>0.591118</text:p>
          </table:table-cell>
          <table:table-cell office:value-type="float" office:value="0.596362" calcext:value-type="float">
            <text:p>0.596362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609885" calcext:value-type="float">
            <text:p>0.609885</text:p>
          </table:table-cell>
          <table:table-cell office:value-type="float" office:value="0.60446" calcext:value-type="float">
            <text:p>0.60446</text:p>
          </table:table-cell>
          <table:table-cell office:value-type="float" office:value="0.622392" calcext:value-type="float">
            <text:p>0.622392</text:p>
          </table:table-cell>
          <table:table-cell office:value-type="float" office:value="0.529732" calcext:value-type="float">
            <text:p>0.529732</text:p>
          </table:table-cell>
          <table:table-cell office:value-type="float" office:value="0.571524" calcext:value-type="float">
            <text:p>0.571524</text:p>
          </table:table-cell>
          <table:table-cell office:value-type="float" office:value="0.563935" calcext:value-type="float">
            <text:p>0.563935</text:p>
          </table:table-cell>
          <table:table-cell office:value-type="float" office:value="0.607712" calcext:value-type="float">
            <text:p>0.607712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624849" calcext:value-type="float">
            <text:p>0.624849</text:p>
          </table:table-cell>
          <table:table-cell/>
          <table:table-cell office:value-type="float" office:value="0.623034" calcext:value-type="float">
            <text:p>0.623034</text:p>
          </table:table-cell>
          <table:table-cell office:value-type="float" office:value="0.529968" calcext:value-type="float">
            <text:p>0.529968</text:p>
          </table:table-cell>
          <table:table-cell office:value-type="float" office:value="0.537555" calcext:value-type="float">
            <text:p>0.537555</text:p>
          </table:table-cell>
          <table:table-cell office:value-type="float" office:value="0.589468" calcext:value-type="float">
            <text:p>0.589468</text:p>
          </table:table-cell>
          <table:table-cell office:value-type="float" office:value="0.592581" calcext:value-type="float">
            <text:p>0.592581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60041" calcext:value-type="float">
            <text:p>0.60041</text:p>
          </table:table-cell>
          <table:table-cell/>
          <table:table-cell office:value-type="float" office:value="0.618622" calcext:value-type="float">
            <text:p>0.618622</text:p>
          </table:table-cell>
          <table:table-cell office:value-type="float" office:value="0.529359" calcext:value-type="float">
            <text:p>0.529359</text:p>
          </table:table-cell>
          <table:table-cell office:value-type="float" office:value="0.575792" calcext:value-type="float">
            <text:p>0.575792</text:p>
          </table:table-cell>
          <table:table-cell office:value-type="float" office:value="0.552634" calcext:value-type="float">
            <text:p>0.552634</text:p>
          </table:table-cell>
          <table:table-cell office:value-type="float" office:value="0.57384" calcext:value-type="float">
            <text:p>0.57384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603223" calcext:value-type="float">
            <text:p>0.603223</text:p>
          </table:table-cell>
          <table:table-cell/>
          <table:table-cell office:value-type="float" office:value="0.62342" calcext:value-type="float">
            <text:p>0.62342</text:p>
          </table:table-cell>
          <table:table-cell office:value-type="float" office:value="0.541278" calcext:value-type="float">
            <text:p>0.541278</text:p>
          </table:table-cell>
          <table:table-cell office:value-type="float" office:value="0.557604" calcext:value-type="float">
            <text:p>0.557604</text:p>
          </table:table-cell>
          <table:table-cell office:value-type="float" office:value="0.56875" calcext:value-type="float">
            <text:p>0.56875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608493" calcext:value-type="float">
            <text:p>0.608493</text:p>
          </table:table-cell>
          <table:table-cell/>
          <table:table-cell office:value-type="float" office:value="0.598848" calcext:value-type="float">
            <text:p>0.598848</text:p>
          </table:table-cell>
          <table:table-cell/>
          <table:table-cell office:value-type="float" office:value="0.529442" calcext:value-type="float">
            <text:p>0.529442</text:p>
          </table:table-cell>
          <table:table-cell office:value-type="float" office:value="0.570701" calcext:value-type="float">
            <text:p>0.570701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605271" calcext:value-type="float">
            <text:p>0.605271</text:p>
          </table:table-cell>
          <table:table-cell/>
          <table:table-cell office:value-type="float" office:value="0.616716" calcext:value-type="float">
            <text:p>0.616716</text:p>
          </table:table-cell>
          <table:table-cell/>
          <table:table-cell office:value-type="float" office:value="0.567051" calcext:value-type="float">
            <text:p>0.567051</text:p>
          </table:table-cell>
          <table:table-cell office:value-type="float" office:value="0.567012" calcext:value-type="float">
            <text:p>0.567012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59892" calcext:value-type="float">
            <text:p>0.59892</text:p>
          </table:table-cell>
          <table:table-cell/>
          <table:table-cell office:value-type="float" office:value="0.623393" calcext:value-type="float">
            <text:p>0.623393</text:p>
          </table:table-cell>
          <table:table-cell/>
          <table:table-cell office:value-type="float" office:value="0.536464" calcext:value-type="float">
            <text:p>0.536464</text:p>
          </table:table-cell>
          <table:table-cell office:value-type="float" office:value="0.56357" calcext:value-type="float">
            <text:p>0.56357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58287" calcext:value-type="float">
            <text:p>0.58287</text:p>
          </table:table-cell>
          <table:table-cell/>
          <table:table-cell office:value-type="float" office:value="0.589646" calcext:value-type="float">
            <text:p>0.589646</text:p>
          </table:table-cell>
          <table:table-cell/>
          <table:table-cell office:value-type="float" office:value="0.510369" calcext:value-type="float">
            <text:p>0.510369</text:p>
          </table:table-cell>
          <table:table-cell office:value-type="float" office:value="0.525228" calcext:value-type="float">
            <text:p>0.525228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583601" calcext:value-type="float">
            <text:p>0.583601</text:p>
          </table:table-cell>
          <table:table-cell/>
          <table:table-cell office:value-type="float" office:value="0.61083" calcext:value-type="float">
            <text:p>0.61083</text:p>
          </table:table-cell>
          <table:table-cell/>
          <table:table-cell office:value-type="float" office:value="0.530598" calcext:value-type="float">
            <text:p>0.530598</text:p>
          </table:table-cell>
          <table:table-cell office:value-type="float" office:value="0.573169" calcext:value-type="float">
            <text:p>0.573169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596156" calcext:value-type="float">
            <text:p>0.596156</text:p>
          </table:table-cell>
          <table:table-cell/>
          <table:table-cell office:value-type="float" office:value="0.635856" calcext:value-type="float">
            <text:p>0.635856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577069" calcext:value-type="float">
            <text:p>0.577069</text:p>
          </table:table-cell>
          <table:table-cell/>
          <table:table-cell office:value-type="float" office:value="0.619547" calcext:value-type="float">
            <text:p>0.619547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607145" calcext:value-type="float">
            <text:p>0.607145</text:p>
          </table:table-cell>
          <table:table-cell/>
          <table:table-cell office:value-type="float" office:value="0.605151" calcext:value-type="float">
            <text:p>0.605151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61336" calcext:value-type="float">
            <text:p>0.61336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619231" calcext:value-type="float">
            <text:p>0.619231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60912" calcext:value-type="float">
            <text:p>0.60912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style-name="Default" table:number-columns-repeated="4"/>
          <table:table-cell table:number-columns-repeated="5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style-name="Default" table:number-columns-repeated="4"/>
          <table:table-cell table:number-columns-repeated="5"/>
        </table:table-row>
      </table:table>
      <table:table table:name="f-AUC" table:style-name="ta1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74788" calcext:value-type="float">
            <text:p>0.774788</text:p>
          </table:table-cell>
          <table:table-cell office:value-type="float" office:value="0.77061" calcext:value-type="float">
            <text:p>0.77061</text:p>
          </table:table-cell>
          <table:table-cell office:value-type="float" office:value="0.754633" calcext:value-type="float">
            <text:p>0.754633</text:p>
          </table:table-cell>
          <table:table-cell office:value-type="float" office:value="0.695237" calcext:value-type="float">
            <text:p>0.695237</text:p>
          </table:table-cell>
          <table:table-cell office:value-type="float" office:value="0.734704" calcext:value-type="float">
            <text:p>0.734704</text:p>
          </table:table-cell>
          <table:table-cell office:value-type="float" office:value="0.717968" calcext:value-type="float">
            <text:p>0.717968</text:p>
          </table:table-cell>
          <table:table-cell office:value-type="float" office:value="0.690626" calcext:value-type="float">
            <text:p>0.690626</text:p>
          </table:table-cell>
          <table:table-cell office:value-type="float" office:value="0.771746" calcext:value-type="float">
            <text:p>0.771746</text:p>
          </table:table-cell>
          <table:table-cell office:value-type="float" office:value="0.76401" calcext:value-type="float">
            <text:p>0.76401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office:value-type="float" office:value="0.779893" calcext:value-type="float">
            <text:p>0.779893</text:p>
          </table:table-cell>
          <table:table-cell office:value-type="float" office:value="0.740445" calcext:value-type="float">
            <text:p>0.740445</text:p>
          </table:table-cell>
          <table:table-cell office:value-type="float" office:value="0.764676" calcext:value-type="float">
            <text:p>0.764676</text:p>
          </table:table-cell>
          <table:table-cell office:value-type="float" office:value="0.702262" calcext:value-type="float">
            <text:p>0.702262</text:p>
          </table:table-cell>
          <table:table-cell office:value-type="float" office:value="0.737706" calcext:value-type="float">
            <text:p>0.737706</text:p>
          </table:table-cell>
          <table:table-cell office:value-type="float" office:value="0.747762" calcext:value-type="float">
            <text:p>0.747762</text:p>
          </table:table-cell>
          <table:table-cell office:value-type="float" office:value="0.765924" calcext:value-type="float">
            <text:p>0.765924</text:p>
          </table:table-cell>
          <table:table-cell office:value-type="float" office:value="0.776829" calcext:value-type="float">
            <text:p>0.776829</text:p>
          </table:table-cell>
          <table:table-cell office:value-type="float" office:value="0.773868" calcext:value-type="float">
            <text:p>0.773868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office:value-type="float" office:value="0.779854" calcext:value-type="float">
            <text:p>0.779854</text:p>
          </table:table-cell>
          <table:table-cell office:value-type="float" office:value="0.784115" calcext:value-type="float">
            <text:p>0.784115</text:p>
          </table:table-cell>
          <table:table-cell office:value-type="float" office:value="0.772733" calcext:value-type="float">
            <text:p>0.772733</text:p>
          </table:table-cell>
          <table:table-cell office:value-type="float" office:value="0.702606" calcext:value-type="float">
            <text:p>0.702606</text:p>
          </table:table-cell>
          <table:table-cell office:value-type="float" office:value="0.753999" calcext:value-type="float">
            <text:p>0.753999</text:p>
          </table:table-cell>
          <table:table-cell office:value-type="float" office:value="0.747991" calcext:value-type="float">
            <text:p>0.747991</text:p>
          </table:table-cell>
          <table:table-cell office:value-type="float" office:value="0.764498" calcext:value-type="float">
            <text:p>0.764498</text:p>
          </table:table-cell>
          <table:table-cell/>
          <table:table-cell office:value-type="float" office:value="0.786846" calcext:value-type="float">
            <text:p>0.786846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office:value-type="float" office:value="0.771836" calcext:value-type="float">
            <text:p>0.771836</text:p>
          </table:table-cell>
          <table:table-cell office:value-type="float" office:value="0.772691" calcext:value-type="float">
            <text:p>0.772691</text:p>
          </table:table-cell>
          <table:table-cell table:style-name="ce1" office:value-type="float" office:value="0.788003" calcext:value-type="float">
            <text:p>0.788003</text:p>
          </table:table-cell>
          <table:table-cell office:value-type="float" office:value="0.710295" calcext:value-type="float">
            <text:p>0.710295</text:p>
          </table:table-cell>
          <table:table-cell office:value-type="float" office:value="0.758554" calcext:value-type="float">
            <text:p>0.758554</text:p>
          </table:table-cell>
          <table:table-cell office:value-type="float" office:value="0.75736" calcext:value-type="float">
            <text:p>0.75736</text:p>
          </table:table-cell>
          <table:table-cell office:value-type="float" office:value="0.789387" calcext:value-type="float">
            <text:p>0.789387</text:p>
          </table:table-cell>
          <table:table-cell/>
          <table:table-cell office:value-type="float" office:value="0.78334" calcext:value-type="float">
            <text:p>0.78334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office:value-type="float" office:value="0.775418" calcext:value-type="float">
            <text:p>0.775418</text:p>
          </table:table-cell>
          <table:table-cell office:value-type="float" office:value="0.778436" calcext:value-type="float">
            <text:p>0.778436</text:p>
          </table:table-cell>
          <table:table-cell office:value-type="float" office:value="0.784532" calcext:value-type="float">
            <text:p>0.784532</text:p>
          </table:table-cell>
          <table:table-cell office:value-type="float" office:value="0.700106" calcext:value-type="float">
            <text:p>0.700106</text:p>
          </table:table-cell>
          <table:table-cell office:value-type="float" office:value="0.74597" calcext:value-type="float">
            <text:p>0.74597</text:p>
          </table:table-cell>
          <table:table-cell office:value-type="float" office:value="0.74303" calcext:value-type="float">
            <text:p>0.74303</text:p>
          </table:table-cell>
          <table:table-cell office:value-type="float" office:value="0.777671" calcext:value-type="float">
            <text:p>0.777671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office:value-type="float" office:value="0.783054" calcext:value-type="float">
            <text:p>0.783054</text:p>
          </table:table-cell>
          <table:table-cell office:value-type="float" office:value="0.78117" calcext:value-type="float">
            <text:p>0.78117</text:p>
          </table:table-cell>
          <table:table-cell office:value-type="float" office:value="0.785231" calcext:value-type="float">
            <text:p>0.785231</text:p>
          </table:table-cell>
          <table:table-cell office:value-type="float" office:value="0.703633" calcext:value-type="float">
            <text:p>0.703633</text:p>
          </table:table-cell>
          <table:table-cell office:value-type="float" office:value="0.752479" calcext:value-type="float">
            <text:p>0.752479</text:p>
          </table:table-cell>
          <table:table-cell office:value-type="float" office:value="0.751226" calcext:value-type="float">
            <text:p>0.751226</text:p>
          </table:table-cell>
          <table:table-cell office:value-type="float" office:value="0.779039" calcext:value-type="float">
            <text:p>0.779039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office:value-type="float" office:value="0.772116" calcext:value-type="float">
            <text:p>0.772116</text:p>
          </table:table-cell>
          <table:table-cell/>
          <table:table-cell office:value-type="float" office:value="0.7858" calcext:value-type="float">
            <text:p>0.7858</text:p>
          </table:table-cell>
          <table:table-cell office:value-type="float" office:value="0.702659" calcext:value-type="float">
            <text:p>0.702659</text:p>
          </table:table-cell>
          <table:table-cell office:value-type="float" office:value="0.742923" calcext:value-type="float">
            <text:p>0.742923</text:p>
          </table:table-cell>
          <table:table-cell office:value-type="float" office:value="0.756833" calcext:value-type="float">
            <text:p>0.756833</text:p>
          </table:table-cell>
          <table:table-cell office:value-type="float" office:value="0.78074" calcext:value-type="float">
            <text:p>0.78074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office:value-type="float" office:value="0.78437" calcext:value-type="float">
            <text:p>0.78437</text:p>
          </table:table-cell>
          <table:table-cell/>
          <table:table-cell office:value-type="float" office:value="0.782028" calcext:value-type="float">
            <text:p>0.782028</text:p>
          </table:table-cell>
          <table:table-cell office:value-type="float" office:value="0.697049" calcext:value-type="float">
            <text:p>0.697049</text:p>
          </table:table-cell>
          <table:table-cell office:value-type="float" office:value="0.73697" calcext:value-type="float">
            <text:p>0.73697</text:p>
          </table:table-cell>
          <table:table-cell office:value-type="float" office:value="0.764601" calcext:value-type="float">
            <text:p>0.764601</text:p>
          </table:table-cell>
          <table:table-cell office:value-type="float" office:value="0.777375" calcext:value-type="float">
            <text:p>0.777375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office:value-type="float" office:value="0.777797" calcext:value-type="float">
            <text:p>0.777797</text:p>
          </table:table-cell>
          <table:table-cell/>
          <table:table-cell office:value-type="float" office:value="0.783001" calcext:value-type="float">
            <text:p>0.783001</text:p>
          </table:table-cell>
          <table:table-cell office:value-type="float" office:value="0.700629" calcext:value-type="float">
            <text:p>0.700629</text:p>
          </table:table-cell>
          <table:table-cell office:value-type="float" office:value="0.757979" calcext:value-type="float">
            <text:p>0.757979</text:p>
          </table:table-cell>
          <table:table-cell office:value-type="float" office:value="0.751743" calcext:value-type="float">
            <text:p>0.751743</text:p>
          </table:table-cell>
          <table:table-cell office:value-type="float" office:value="0.75076" calcext:value-type="float">
            <text:p>0.75076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office:value-type="float" office:value="0.780439" calcext:value-type="float">
            <text:p>0.780439</text:p>
          </table:table-cell>
          <table:table-cell/>
          <table:table-cell office:value-type="float" office:value="0.785998" calcext:value-type="float">
            <text:p>0.785998</text:p>
          </table:table-cell>
          <table:table-cell office:value-type="float" office:value="0.698194" calcext:value-type="float">
            <text:p>0.698194</text:p>
          </table:table-cell>
          <table:table-cell office:value-type="float" office:value="0.748919" calcext:value-type="float">
            <text:p>0.748919</text:p>
          </table:table-cell>
          <table:table-cell office:value-type="float" office:value="0.748473" calcext:value-type="float">
            <text:p>0.748473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office:value-type="float" office:value="0.785509" calcext:value-type="float">
            <text:p>0.785509</text:p>
          </table:table-cell>
          <table:table-cell/>
          <table:table-cell office:value-type="float" office:value="0.768312" calcext:value-type="float">
            <text:p>0.768312</text:p>
          </table:table-cell>
          <table:table-cell/>
          <table:table-cell office:value-type="float" office:value="0.745295" calcext:value-type="float">
            <text:p>0.745295</text:p>
          </table:table-cell>
          <table:table-cell office:value-type="float" office:value="0.759904" calcext:value-type="float">
            <text:p>0.759904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office:value-type="float" office:value="0.782601" calcext:value-type="float">
            <text:p>0.782601</text:p>
          </table:table-cell>
          <table:table-cell/>
          <table:table-cell office:value-type="float" office:value="0.779293" calcext:value-type="float">
            <text:p>0.779293</text:p>
          </table:table-cell>
          <table:table-cell/>
          <table:table-cell office:value-type="float" office:value="0.758802" calcext:value-type="float">
            <text:p>0.758802</text:p>
          </table:table-cell>
          <table:table-cell office:value-type="float" office:value="0.757722" calcext:value-type="float">
            <text:p>0.757722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office:value-type="float" office:value="0.787152" calcext:value-type="float">
            <text:p>0.787152</text:p>
          </table:table-cell>
          <table:table-cell/>
          <table:table-cell office:value-type="float" office:value="0.785864" calcext:value-type="float">
            <text:p>0.785864</text:p>
          </table:table-cell>
          <table:table-cell/>
          <table:table-cell office:value-type="float" office:value="0.740138" calcext:value-type="float">
            <text:p>0.740138</text:p>
          </table:table-cell>
          <table:table-cell office:value-type="float" office:value="0.752231" calcext:value-type="float">
            <text:p>0.752231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office:value-type="float" office:value="0.779908" calcext:value-type="float">
            <text:p>0.779908</text:p>
          </table:table-cell>
          <table:table-cell/>
          <table:table-cell office:value-type="float" office:value="0.773018" calcext:value-type="float">
            <text:p>0.773018</text:p>
          </table:table-cell>
          <table:table-cell/>
          <table:table-cell office:value-type="float" office:value="0.736718" calcext:value-type="float">
            <text:p>0.736718</text:p>
          </table:table-cell>
          <table:table-cell office:value-type="float" office:value="0.750265" calcext:value-type="float">
            <text:p>0.750265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office:value-type="float" office:value="0.774138" calcext:value-type="float">
            <text:p>0.774138</text:p>
          </table:table-cell>
          <table:table-cell/>
          <table:table-cell office:value-type="float" office:value="0.779023" calcext:value-type="float">
            <text:p>0.779023</text:p>
          </table:table-cell>
          <table:table-cell/>
          <table:table-cell office:value-type="float" office:value="0.731621" calcext:value-type="float">
            <text:p>0.731621</text:p>
          </table:table-cell>
          <table:table-cell office:value-type="float" office:value="0.762916" calcext:value-type="float">
            <text:p>0.762916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office:value-type="float" office:value="0.777404" calcext:value-type="float">
            <text:p>0.777404</text:p>
          </table:table-cell>
          <table:table-cell/>
          <table:table-cell office:value-type="float" office:value="0.784889" calcext:value-type="float">
            <text:p>0.784889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office:value-type="float" office:value="0.77793" calcext:value-type="float">
            <text:p>0.77793</text:p>
          </table:table-cell>
          <table:table-cell/>
          <table:table-cell office:value-type="float" office:value="0.772412" calcext:value-type="float">
            <text:p>0.772412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office:value-type="float" office:value="0.783047" calcext:value-type="float">
            <text:p>0.783047</text:p>
          </table:table-cell>
          <table:table-cell/>
          <table:table-cell office:value-type="float" office:value="0.778834" calcext:value-type="float">
            <text:p>0.778834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office:value-type="float" office:value="0.774687" calcext:value-type="float">
            <text:p>0.774687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office:value-type="float" office:value="0.778897" calcext:value-type="float">
            <text:p>0.778897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office:value-type="float" office:value="0.77754" calcext:value-type="float">
            <text:p>0.77754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number-columns-repeated="8"/>
        </table:table-row>
        <table:table-row table:style-name="ro1">
          <table:table-cell/>
          <table:table-cell table:formula="of:=MAX([.B3:.G22])" office:value-type="float" office:value="0.788003" calcext:value-type="float">
            <text:p>0.788003</text:p>
          </table:table-cell>
          <table:table-cell table:number-columns-repeated="8"/>
        </table:table-row>
      </table:table>
      <table:table table:name="F1-mean f-AUC" table:style-name="ta1">
        <table:shapes>
          <draw:frame draw:z-index="0" draw:style-name="gr1" draw:text-style-name="P1" svg:width="6.2988in" svg:height="3.5429in" svg:x="4.8138in" svg:y="4.3307in">
            <draw:object draw:notify-on-update-of-ranges="'F1-mean f-AUC'.D2:'F1-mean f-AUC'.D2 'F1-mean f-AUC'.D3:'F1-mean f-AUC'.D23 'F1-mean f-AUC'.H2:'F1-mean f-AUC'.H2 'F1-mean f-AUC'.H3:'F1-mean f-AUC'.H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 table:style-name="ce1" office:value-type="string" calcext:value-type="string">
            <text:p>epochs (rand pick)</text:p>
          </table:table-cell>
          <table:table-cell table:style-name="ce1" office:value-type="string" calcext:value-type="string">
            <text:p>V12_2</text:p>
          </table:table-cell>
          <table:table-cell table:style-name="ce1" office:value-type="string" calcext:value-type="string">
            <text:p>V12_2_2</text:p>
          </table:table-cell>
          <table:table-cell table:style-name="ce1" office:value-type="string" calcext:value-type="string">
            <text:p>v12_9</text:p>
          </table:table-cell>
          <table:table-cell table:style-name="ce1" office:value-type="string" calcext:value-type="string">
            <text:p>V12_10</text:p>
          </table:table-cell>
          <table:table-cell table:style-name="ce1" office:value-type="string" calcext:value-type="string">
            <text:p>v12_7r2</text:p>
          </table:table-cell>
          <table:table-cell table:style-name="ce1" office:value-type="string" calcext:value-type="string">
            <text:p>V12_11</text:p>
          </table:table-cell>
          <table:table-cell table:style-name="ce1" office:value-type="string" calcext:value-type="string">
            <text:p>V12_12</text:p>
          </table:table-cell>
          <table:table-cell table:style-name="ce1" office:value-type="string" calcext:value-type="string">
            <text:p>V12_13</text:p>
          </table:table-cell>
          <table:table-cell table:style-name="ce1" office:value-type="string" calcext:value-type="string">
            <text:p>V12_1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$'F1-mean'.B3]*[$'f-AUC'.B3])/([$'F1-mean'.B3]+[$'f-AUC'.B3])" office:value-type="float" office:value="0.365800130078398" calcext:value-type="float">
            <text:p>0.365800130078398</text:p>
          </table:table-cell>
          <table:table-cell table:formula="of:=([$'F1-mean'.C3]*[$'f-AUC'.C3])/([$'F1-mean'.C3]+[$'f-AUC'.C3])" office:value-type="float" office:value="0.363322544751981" calcext:value-type="float">
            <text:p>0.363322544751981</text:p>
          </table:table-cell>
          <table:table-cell table:formula="of:=([$'F1-mean'.D3]*[$'f-AUC'.D3])/([$'F1-mean'.D3]+[$'f-AUC'.D3])" office:value-type="float" office:value="0.357965480270792" calcext:value-type="float">
            <text:p>0.357965480270792</text:p>
          </table:table-cell>
          <table:table-cell table:formula="of:=([$'F1-mean'.E3]*[$'f-AUC'.E3])/([$'F1-mean'.E3]+[$'f-AUC'.E3])" office:value-type="float" office:value="0.327317034946554" calcext:value-type="float">
            <text:p>0.327317034946554</text:p>
          </table:table-cell>
          <table:table-cell table:formula="of:=([$'F1-mean'.F3]*[$'f-AUC'.F3])/([$'F1-mean'.F3]+[$'f-AUC'.F3])" office:value-type="float" office:value="0.337967058373892" calcext:value-type="float">
            <text:p>0.337967058373892</text:p>
          </table:table-cell>
          <table:table-cell table:formula="of:=([$'F1-mean'.G3]*[$'f-AUC'.G3])/([$'F1-mean'.G3]+[$'f-AUC'.G3])" office:value-type="float" office:value="0.313211814917648" calcext:value-type="float">
            <text:p>0.313211814917648</text:p>
          </table:table-cell>
          <table:table-cell table:formula="of:=([$'F1-mean'.H3]*[$'f-AUC'.H3])/([$'F1-mean'.H3]+[$'f-AUC'.H3])" office:value-type="float" office:value="0.286549116389637" calcext:value-type="float">
            <text:p>0.286549116389637</text:p>
          </table:table-cell>
          <table:table-cell table:formula="of:=([$'F1-mean'.I3]*[$'f-AUC'.I3])/([$'F1-mean'.I3]+[$'f-AUC'.I3])" office:value-type="float" office:value="0.350823485486598" calcext:value-type="float">
            <text:p>0.350823485486598</text:p>
          </table:table-cell>
          <table:table-cell table:formula="of:=([$'F1-mean'.J3]*[$'f-AUC'.J3])/([$'F1-mean'.J3]+[$'f-AUC'.J3])" office:value-type="float" office:value="0.359413562694947" calcext:value-type="float">
            <text:p>0.359413562694947</text:p>
          </table:table-cell>
        </table:table-row>
        <table:table-row table:style-name="ro1">
          <table:table-cell table:formula="of:=[.A3]+20" office:value-type="float" office:value="40" calcext:value-type="float">
            <text:p>40</text:p>
          </table:table-cell>
          <table:table-cell table:formula="of:=([$'F1-mean'.B4]*[$'f-AUC'.B4])/([$'F1-mean'.B4]+[$'f-AUC'.B4])" office:value-type="float" office:value="0.366030735116024" calcext:value-type="float">
            <text:p>0.366030735116024</text:p>
          </table:table-cell>
          <table:table-cell table:formula="of:=([$'F1-mean'.C4]*[$'f-AUC'.C4])/([$'F1-mean'.C4]+[$'f-AUC'.C4])" office:value-type="float" office:value="0.341101131277683" calcext:value-type="float">
            <text:p>0.341101131277683</text:p>
          </table:table-cell>
          <table:table-cell table:formula="of:=([$'F1-mean'.D4]*[$'f-AUC'.D4])/([$'F1-mean'.D4]+[$'f-AUC'.D4])" office:value-type="float" office:value="0.35058311317616" calcext:value-type="float">
            <text:p>0.35058311317616</text:p>
          </table:table-cell>
          <table:table-cell table:formula="of:=([$'F1-mean'.E4]*[$'f-AUC'.E4])/([$'F1-mean'.E4]+[$'f-AUC'.E4])" office:value-type="float" office:value="0.328693041739543" calcext:value-type="float">
            <text:p>0.328693041739543</text:p>
          </table:table-cell>
          <table:table-cell table:formula="of:=([$'F1-mean'.F4]*[$'f-AUC'.F4])/([$'F1-mean'.F4]+[$'f-AUC'.F4])" office:value-type="float" office:value="0.32696400453755" calcext:value-type="float">
            <text:p>0.32696400453755</text:p>
          </table:table-cell>
          <table:table-cell table:formula="of:=([$'F1-mean'.G4]*[$'f-AUC'.G4])/([$'F1-mean'.G4]+[$'f-AUC'.G4])" office:value-type="float" office:value="0.350668037466089" calcext:value-type="float">
            <text:p>0.350668037466089</text:p>
          </table:table-cell>
          <table:table-cell table:formula="of:=([$'F1-mean'.H4]*[$'f-AUC'.H4])/([$'F1-mean'.H4]+[$'f-AUC'.H4])" office:value-type="float" office:value="0.360531682740063" calcext:value-type="float">
            <text:p>0.360531682740063</text:p>
          </table:table-cell>
          <table:table-cell table:formula="of:=([$'F1-mean'.I4]*[$'f-AUC'.I4])/([$'F1-mean'.I4]+[$'f-AUC'.I4])" office:value-type="float" office:value="0.35955040604057" calcext:value-type="float">
            <text:p>0.35955040604057</text:p>
          </table:table-cell>
          <table:table-cell table:formula="of:=([$'F1-mean'.J4]*[$'f-AUC'.J4])/([$'F1-mean'.J4]+[$'f-AUC'.J4])" office:value-type="float" office:value="0.365122604371168" calcext:value-type="float">
            <text:p>0.365122604371168</text:p>
          </table:table-cell>
        </table:table-row>
        <table:table-row table:style-name="ro1">
          <table:table-cell table:formula="of:=[.A4]+20" office:value-type="float" office:value="60" calcext:value-type="float">
            <text:p>60</text:p>
          </table:table-cell>
          <table:table-cell table:formula="of:=([$'F1-mean'.B5]*[$'f-AUC'.B5])/([$'F1-mean'.B5]+[$'f-AUC'.B5])" office:value-type="float" office:value="0.367317345975447" calcext:value-type="float">
            <text:p>0.367317345975447</text:p>
          </table:table-cell>
          <table:table-cell table:formula="of:=([$'F1-mean'.C5]*[$'f-AUC'.C5])/([$'F1-mean'.C5]+[$'f-AUC'.C5])" office:value-type="float" office:value="0.369265554038909" calcext:value-type="float">
            <text:p>0.369265554038909</text:p>
          </table:table-cell>
          <table:table-cell table:formula="of:=([$'F1-mean'.D5]*[$'f-AUC'.D5])/([$'F1-mean'.D5]+[$'f-AUC'.D5])" office:value-type="float" office:value="0.363417863163876" calcext:value-type="float">
            <text:p>0.363417863163876</text:p>
          </table:table-cell>
          <table:table-cell table:formula="of:=([$'F1-mean'.E5]*[$'f-AUC'.E5])/([$'F1-mean'.E5]+[$'f-AUC'.E5])" office:value-type="float" office:value="0.329179276622591" calcext:value-type="float">
            <text:p>0.329179276622591</text:p>
          </table:table-cell>
          <table:table-cell table:formula="of:=([$'F1-mean'.F5]*[$'f-AUC'.F5])/([$'F1-mean'.F5]+[$'f-AUC'.F5])" office:value-type="float" office:value="0.353796762584403" calcext:value-type="float">
            <text:p>0.353796762584403</text:p>
          </table:table-cell>
          <table:table-cell table:formula="of:=([$'F1-mean'.G5]*[$'f-AUC'.G5])/([$'F1-mean'.G5]+[$'f-AUC'.G5])" office:value-type="float" office:value="0.351839339617819" calcext:value-type="float">
            <text:p>0.351839339617819</text:p>
          </table:table-cell>
          <table:table-cell table:formula="of:=([$'F1-mean'.H5]*[$'f-AUC'.H5])/([$'F1-mean'.H5]+[$'f-AUC'.H5])" office:value-type="float" office:value="0.357752707314018" calcext:value-type="float">
            <text:p>0.357752707314018</text:p>
          </table:table-cell>
          <table:table-cell/>
          <table:table-cell table:formula="of:=([$'F1-mean'.J5]*[$'f-AUC'.J5])/([$'F1-mean'.J5]+[$'f-AUC'.J5])" office:value-type="float" office:value="0.370948511724701" calcext:value-type="float">
            <text:p>0.370948511724701</text:p>
          </table:table-cell>
        </table:table-row>
        <table:table-row table:style-name="ro1">
          <table:table-cell table:formula="of:=[.A5]+20" office:value-type="float" office:value="80" calcext:value-type="float">
            <text:p>80</text:p>
          </table:table-cell>
          <table:table-cell table:formula="of:=([$'F1-mean'.B6]*[$'f-AUC'.B6])/([$'F1-mean'.B6]+[$'f-AUC'.B6])" office:value-type="float" office:value="0.363873010679627" calcext:value-type="float">
            <text:p>0.363873010679627</text:p>
          </table:table-cell>
          <table:table-cell table:formula="of:=([$'F1-mean'.C6]*[$'f-AUC'.C6])/([$'F1-mean'.C6]+[$'f-AUC'.C6])" office:value-type="float" office:value="0.363173043132865" calcext:value-type="float">
            <text:p>0.363173043132865</text:p>
          </table:table-cell>
          <table:table-cell table:formula="of:=([$'F1-mean'.D6]*[$'f-AUC'.D6])/([$'F1-mean'.D6]+[$'f-AUC'.D6])" office:value-type="float" office:value="0.361116170780518" calcext:value-type="float">
            <text:p>0.361116170780518</text:p>
          </table:table-cell>
          <table:table-cell table:formula="of:=([$'F1-mean'.E6]*[$'f-AUC'.E6])/([$'F1-mean'.E6]+[$'f-AUC'.E6])" office:value-type="float" office:value="0.333694705281238" calcext:value-type="float">
            <text:p>0.333694705281238</text:p>
          </table:table-cell>
          <table:table-cell table:formula="of:=([$'F1-mean'.F6]*[$'f-AUC'.F6])/([$'F1-mean'.F6]+[$'f-AUC'.F6])" office:value-type="float" office:value="0.352988209574638" calcext:value-type="float">
            <text:p>0.352988209574638</text:p>
          </table:table-cell>
          <table:table-cell table:formula="of:=([$'F1-mean'.G6]*[$'f-AUC'.G6])/([$'F1-mean'.G6]+[$'f-AUC'.G6])" office:value-type="float" office:value="0.354507578085055" calcext:value-type="float">
            <text:p>0.354507578085055</text:p>
          </table:table-cell>
          <table:table-cell table:formula="of:=([$'F1-mean'.H6]*[$'f-AUC'.H6])/([$'F1-mean'.H6]+[$'f-AUC'.H6])" office:value-type="float" office:value="0.370109259496852" calcext:value-type="float">
            <text:p>0.370109259496852</text:p>
          </table:table-cell>
          <table:table-cell/>
          <table:table-cell table:formula="of:=([$'F1-mean'.J6]*[$'f-AUC'.J6])/([$'F1-mean'.J6]+[$'f-AUC'.J6])" office:value-type="float" office:value="0.3710070302452" calcext:value-type="float">
            <text:p>0.3710070302452</text:p>
          </table:table-cell>
        </table:table-row>
        <table:table-row table:style-name="ro1">
          <table:table-cell table:formula="of:=[.A6]+20" office:value-type="float" office:value="100" calcext:value-type="float">
            <text:p>100</text:p>
          </table:table-cell>
          <table:table-cell table:formula="of:=([$'F1-mean'.B7]*[$'f-AUC'.B7])/([$'F1-mean'.B7]+[$'f-AUC'.B7])" office:value-type="float" office:value="0.366180459588961" calcext:value-type="float">
            <text:p>0.366180459588961</text:p>
          </table:table-cell>
          <table:table-cell table:formula="of:=([$'F1-mean'.C7]*[$'f-AUC'.C7])/([$'F1-mean'.C7]+[$'f-AUC'.C7])" office:value-type="float" office:value="0.366210090277603" calcext:value-type="float">
            <text:p>0.366210090277603</text:p>
          </table:table-cell>
          <table:table-cell table:formula="of:=([$'F1-mean'.D7]*[$'f-AUC'.D7])/([$'F1-mean'.D7]+[$'f-AUC'.D7])" office:value-type="float" office:value="0.371500497035925" calcext:value-type="float">
            <text:p>0.371500497035925</text:p>
          </table:table-cell>
          <table:table-cell table:formula="of:=([$'F1-mean'.E7]*[$'f-AUC'.E7])/([$'F1-mean'.E7]+[$'f-AUC'.E7])" office:value-type="float" office:value="0.329488987602456" calcext:value-type="float">
            <text:p>0.329488987602456</text:p>
          </table:table-cell>
          <table:table-cell table:formula="of:=([$'F1-mean'.F7]*[$'f-AUC'.F7])/([$'F1-mean'.F7]+[$'f-AUC'.F7])" office:value-type="float" office:value="0.345633281866004" calcext:value-type="float">
            <text:p>0.345633281866004</text:p>
          </table:table-cell>
          <table:table-cell table:formula="of:=([$'F1-mean'.G7]*[$'f-AUC'.G7])/([$'F1-mean'.G7]+[$'f-AUC'.G7])" office:value-type="float" office:value="0.338747691163096" calcext:value-type="float">
            <text:p>0.338747691163096</text:p>
          </table:table-cell>
          <table:table-cell table:formula="of:=([$'F1-mean'.H7]*[$'f-AUC'.H7])/([$'F1-mean'.H7]+[$'f-AUC'.H7])" office:value-type="float" office:value="0.364993279247866" calcext:value-type="float">
            <text:p>0.364993279247866</text:p>
          </table:table-cell>
          <table:table-cell table:number-columns-repeated="2"/>
        </table:table-row>
        <table:table-row table:style-name="ro1">
          <table:table-cell table:formula="of:=[.A7]+20" office:value-type="float" office:value="120" calcext:value-type="float">
            <text:p>120</text:p>
          </table:table-cell>
          <table:table-cell table:formula="of:=([$'F1-mean'.B8]*[$'f-AUC'.B8])/([$'F1-mean'.B8]+[$'f-AUC'.B8])" office:value-type="float" office:value="0.368740537329347" calcext:value-type="float">
            <text:p>0.368740537329347</text:p>
          </table:table-cell>
          <table:table-cell table:formula="of:=([$'F1-mean'.C8]*[$'f-AUC'.C8])/([$'F1-mean'.C8]+[$'f-AUC'.C8])" office:value-type="float" office:value="0.36537952903661" calcext:value-type="float">
            <text:p>0.36537952903661</text:p>
          </table:table-cell>
          <table:table-cell table:formula="of:=([$'F1-mean'.D8]*[$'f-AUC'.D8])/([$'F1-mean'.D8]+[$'f-AUC'.D8])" office:value-type="float" office:value="0.370418464311351" calcext:value-type="float">
            <text:p>0.370418464311351</text:p>
          </table:table-cell>
          <table:table-cell table:formula="of:=([$'F1-mean'.E8]*[$'f-AUC'.E8])/([$'F1-mean'.E8]+[$'f-AUC'.E8])" office:value-type="float" office:value="0.33206925682358" calcext:value-type="float">
            <text:p>0.33206925682358</text:p>
          </table:table-cell>
          <table:table-cell table:formula="of:=([$'F1-mean'.F8]*[$'f-AUC'.F8])/([$'F1-mean'.F8]+[$'f-AUC'.F8])" office:value-type="float" office:value="0.35383396419532" calcext:value-type="float">
            <text:p>0.35383396419532</text:p>
          </table:table-cell>
          <table:table-cell table:formula="of:=([$'F1-mean'.G8]*[$'f-AUC'.G8])/([$'F1-mean'.G8]+[$'f-AUC'.G8])" office:value-type="float" office:value="0.355005722759792" calcext:value-type="float">
            <text:p>0.355005722759792</text:p>
          </table:table-cell>
          <table:table-cell table:formula="of:=([$'F1-mean'.H8]*[$'f-AUC'.H8])/([$'F1-mean'.H8]+[$'f-AUC'.H8])" office:value-type="float" office:value="0.365668865874075" calcext:value-type="float">
            <text:p>0.365668865874075</text:p>
          </table:table-cell>
          <table:table-cell table:number-columns-repeated="2"/>
        </table:table-row>
        <table:table-row table:style-name="ro1">
          <table:table-cell table:formula="of:=[.A8]+20" office:value-type="float" office:value="140" calcext:value-type="float">
            <text:p>140</text:p>
          </table:table-cell>
          <table:table-cell table:formula="of:=([$'F1-mean'.B9]*[$'f-AUC'.B9])/([$'F1-mean'.B9]+[$'f-AUC'.B9])" office:value-type="float" office:value="0.365247872155518" calcext:value-type="float">
            <text:p>0.365247872155518</text:p>
          </table:table-cell>
          <table:table-cell/>
          <table:table-cell table:formula="of:=([$'F1-mean'.D9]*[$'f-AUC'.D9])/([$'F1-mean'.D9]+[$'f-AUC'.D9])" office:value-type="float" office:value="0.371680735470856" calcext:value-type="float">
            <text:p>0.371680735470856</text:p>
          </table:table-cell>
          <table:table-cell table:formula="of:=([$'F1-mean'.E9]*[$'f-AUC'.E9])/([$'F1-mean'.E9]+[$'f-AUC'.E9])" office:value-type="float" office:value="0.330286328202989" calcext:value-type="float">
            <text:p>0.330286328202989</text:p>
          </table:table-cell>
          <table:table-cell table:formula="of:=([$'F1-mean'.F9]*[$'f-AUC'.F9])/([$'F1-mean'.F9]+[$'f-AUC'.F9])" office:value-type="float" office:value="0.34984779485452" calcext:value-type="float">
            <text:p>0.34984779485452</text:p>
          </table:table-cell>
          <table:table-cell table:formula="of:=([$'F1-mean'.G9]*[$'f-AUC'.G9])/([$'F1-mean'.G9]+[$'f-AUC'.G9])" office:value-type="float" office:value="0.353739270310345" calcext:value-type="float">
            <text:p>0.353739270310345</text:p>
          </table:table-cell>
          <table:table-cell table:formula="of:=([$'F1-mean'.H9]*[$'f-AUC'.H9])/([$'F1-mean'.H9]+[$'f-AUC'.H9])" office:value-type="float" office:value="0.366747606993294" calcext:value-type="float">
            <text:p>0.366747606993294</text:p>
          </table:table-cell>
          <table:table-cell table:number-columns-repeated="2"/>
        </table:table-row>
        <table:table-row table:style-name="ro1">
          <table:table-cell table:formula="of:=[.A9]+20" office:value-type="float" office:value="160" calcext:value-type="float">
            <text:p>160</text:p>
          </table:table-cell>
          <table:table-cell table:formula="of:=([$'F1-mean'.B10]*[$'f-AUC'.B10])/([$'F1-mean'.B10]+[$'f-AUC'.B10])" office:value-type="float" office:value="0.369823806363367" calcext:value-type="float">
            <text:p>0.369823806363367</text:p>
          </table:table-cell>
          <table:table-cell/>
          <table:table-cell table:formula="of:=([$'F1-mean'.D10]*[$'f-AUC'.D10])/([$'F1-mean'.D10]+[$'f-AUC'.D10])" office:value-type="float" office:value="0.371005488823981" calcext:value-type="float">
            <text:p>0.371005488823981</text:p>
          </table:table-cell>
          <table:table-cell table:formula="of:=([$'F1-mean'.E10]*[$'f-AUC'.E10])/([$'F1-mean'.E10]+[$'f-AUC'.E10])" office:value-type="float" office:value="0.328584687195665" calcext:value-type="float">
            <text:p>0.328584687195665</text:p>
          </table:table-cell>
          <table:table-cell table:formula="of:=([$'F1-mean'.F10]*[$'f-AUC'.F10])/([$'F1-mean'.F10]+[$'f-AUC'.F10])" office:value-type="float" office:value="0.342435279913644" calcext:value-type="float">
            <text:p>0.342435279913644</text:p>
          </table:table-cell>
          <table:table-cell table:formula="of:=([$'F1-mean'.G10]*[$'f-AUC'.G10])/([$'F1-mean'.G10]+[$'f-AUC'.G10])" office:value-type="float" office:value="0.359568153949491" calcext:value-type="float">
            <text:p>0.359568153949491</text:p>
          </table:table-cell>
          <table:table-cell table:formula="of:=([$'F1-mean'.H10]*[$'f-AUC'.H10])/([$'F1-mean'.H10]+[$'f-AUC'.H10])" office:value-type="float" office:value="0.363569315282503" calcext:value-type="float">
            <text:p>0.363569315282503</text:p>
          </table:table-cell>
          <table:table-cell table:number-columns-repeated="2"/>
        </table:table-row>
        <table:table-row table:style-name="ro1">
          <table:table-cell table:formula="of:=[.A10]+20" office:value-type="float" office:value="180" calcext:value-type="float">
            <text:p>180</text:p>
          </table:table-cell>
          <table:table-cell table:formula="of:=([$'F1-mean'.B11]*[$'f-AUC'.B11])/([$'F1-mean'.B11]+[$'f-AUC'.B11])" office:value-type="float" office:value="0.365467513544884" calcext:value-type="float">
            <text:p>0.365467513544884</text:p>
          </table:table-cell>
          <table:table-cell/>
          <table:table-cell table:formula="of:=([$'F1-mean'.D11]*[$'f-AUC'.D11])/([$'F1-mean'.D11]+[$'f-AUC'.D11])" office:value-type="float" office:value="0.3700555808947" calcext:value-type="float">
            <text:p>0.3700555808947</text:p>
          </table:table-cell>
          <table:table-cell table:formula="of:=([$'F1-mean'.E11]*[$'f-AUC'.E11])/([$'F1-mean'.E11]+[$'f-AUC'.E11])" office:value-type="float" office:value="0.329942394741015" calcext:value-type="float">
            <text:p>0.329942394741015</text:p>
          </table:table-cell>
          <table:table-cell table:formula="of:=([$'F1-mean'.F11]*[$'f-AUC'.F11])/([$'F1-mean'.F11]+[$'f-AUC'.F11])" office:value-type="float" office:value="0.354636064360662" calcext:value-type="float">
            <text:p>0.354636064360662</text:p>
          </table:table-cell>
          <table:table-cell table:formula="of:=([$'F1-mean'.G11]*[$'f-AUC'.G11])/([$'F1-mean'.G11]+[$'f-AUC'.G11])" office:value-type="float" office:value="0.349808469661321" calcext:value-type="float">
            <text:p>0.349808469661321</text:p>
          </table:table-cell>
          <table:table-cell table:formula="of:=([$'F1-mean'.H11]*[$'f-AUC'.H11])/([$'F1-mean'.H11]+[$'f-AUC'.H11])" office:value-type="float" office:value="0.353679013145844" calcext:value-type="float">
            <text:p>0.353679013145844</text:p>
          </table:table-cell>
          <table:table-cell table:number-columns-repeated="2"/>
        </table:table-row>
        <table:table-row table:style-name="ro1">
          <table:table-cell table:formula="of:=[.A11]+20" office:value-type="float" office:value="200" calcext:value-type="float">
            <text:p>200</text:p>
          </table:table-cell>
          <table:table-cell table:formula="of:=([$'F1-mean'.B12]*[$'f-AUC'.B12])/([$'F1-mean'.B12]+[$'f-AUC'.B12])" office:value-type="float" office:value="0.367697830702165" calcext:value-type="float">
            <text:p>0.367697830702165</text:p>
          </table:table-cell>
          <table:table-cell/>
          <table:table-cell table:formula="of:=([$'F1-mean'.D12]*[$'f-AUC'.D12])/([$'F1-mean'.D12]+[$'f-AUC'.D12])" office:value-type="float" office:value="0.371753083071885" calcext:value-type="float">
            <text:p>0.371753083071885</text:p>
          </table:table-cell>
          <table:table-cell table:formula="of:=([$'F1-mean'.E12]*[$'f-AUC'.E12])/([$'F1-mean'.E12]+[$'f-AUC'.E12])" office:value-type="float" office:value="0.330574493641551" calcext:value-type="float">
            <text:p>0.330574493641551</text:p>
          </table:table-cell>
          <table:table-cell table:formula="of:=([$'F1-mean'.F12]*[$'f-AUC'.F12])/([$'F1-mean'.F12]+[$'f-AUC'.F12])" office:value-type="float" office:value="0.349453964563197" calcext:value-type="float">
            <text:p>0.349453964563197</text:p>
          </table:table-cell>
          <table:table-cell table:formula="of:=([$'F1-mean'.G12]*[$'f-AUC'.G12])/([$'F1-mean'.G12]+[$'f-AUC'.G12])" office:value-type="float" office:value="0.35105338374161" calcext:value-type="float">
            <text:p>0.35105338374161</text:p>
          </table:table-cell>
          <table:table-cell table:number-columns-repeated="3"/>
        </table:table-row>
        <table:table-row table:style-name="ro1">
          <table:table-cell table:formula="of:=[.A12]+20" office:value-type="float" office:value="220" calcext:value-type="float">
            <text:p>220</text:p>
          </table:table-cell>
          <table:table-cell table:formula="of:=([$'F1-mean'.B13]*[$'f-AUC'.B13])/([$'F1-mean'.B13]+[$'f-AUC'.B13])" office:value-type="float" office:value="0.369468410957685" calcext:value-type="float">
            <text:p>0.369468410957685</text:p>
          </table:table-cell>
          <table:table-cell/>
          <table:table-cell table:formula="of:=([$'F1-mean'.D13]*[$'f-AUC'.D13])/([$'F1-mean'.D13]+[$'f-AUC'.D13])" office:value-type="float" office:value="0.364006281846687" calcext:value-type="float">
            <text:p>0.364006281846687</text:p>
          </table:table-cell>
          <table:table-cell/>
          <table:table-cell table:formula="of:=([$'F1-mean'.F13]*[$'f-AUC'.F13])/([$'F1-mean'.F13]+[$'f-AUC'.F13])" office:value-type="float" office:value="0.343862733613402" calcext:value-type="float">
            <text:p>0.343862733613402</text:p>
          </table:table-cell>
          <table:table-cell table:formula="of:=([$'F1-mean'.G13]*[$'f-AUC'.G13])/([$'F1-mean'.G13]+[$'f-AUC'.G13])" office:value-type="float" office:value="0.355132653209198" calcext:value-type="float">
            <text:p>0.355132653209198</text:p>
          </table:table-cell>
          <table:table-cell table:number-columns-repeated="3"/>
        </table:table-row>
        <table:table-row table:style-name="ro1">
          <table:table-cell table:formula="of:=[.A13]+20" office:value-type="float" office:value="240" calcext:value-type="float">
            <text:p>240</text:p>
          </table:table-cell>
          <table:table-cell table:formula="of:=([$'F1-mean'.B14]*[$'f-AUC'.B14])/([$'F1-mean'.B14]+[$'f-AUC'.B14])" office:value-type="float" office:value="0.36829562244198" calcext:value-type="float">
            <text:p>0.36829562244198</text:p>
          </table:table-cell>
          <table:table-cell/>
          <table:table-cell table:formula="of:=([$'F1-mean'.D14]*[$'f-AUC'.D14])/([$'F1-mean'.D14]+[$'f-AUC'.D14])" office:value-type="float" office:value="0.369711479026146" calcext:value-type="float">
            <text:p>0.369711479026146</text:p>
          </table:table-cell>
          <table:table-cell/>
          <table:table-cell table:formula="of:=([$'F1-mean'.F14]*[$'f-AUC'.F14])/([$'F1-mean'.F14]+[$'f-AUC'.F14])" office:value-type="float" office:value="0.353812487175718" calcext:value-type="float">
            <text:p>0.353812487175718</text:p>
          </table:table-cell>
          <table:table-cell table:formula="of:=([$'F1-mean'.G14]*[$'f-AUC'.G14])/([$'F1-mean'.G14]+[$'f-AUC'.G14])" office:value-type="float" office:value="0.353759486511074" calcext:value-type="float">
            <text:p>0.353759486511074</text:p>
          </table:table-cell>
          <table:table-cell table:number-columns-repeated="3"/>
        </table:table-row>
        <table:table-row table:style-name="ro1">
          <table:table-cell table:formula="of:=[.A14]+20" office:value-type="float" office:value="260" calcext:value-type="float">
            <text:p>260</text:p>
          </table:table-cell>
          <table:table-cell table:formula="of:=([$'F1-mean'.B15]*[$'f-AUC'.B15])/([$'F1-mean'.B15]+[$'f-AUC'.B15])" office:value-type="float" office:value="0.369148210556141" calcext:value-type="float">
            <text:p>0.369148210556141</text:p>
          </table:table-cell>
          <table:table-cell/>
          <table:table-cell table:formula="of:=([$'F1-mean'.D15]*[$'f-AUC'.D15])/([$'F1-mean'.D15]+[$'f-AUC'.D15])" office:value-type="float" office:value="0.371942939151987" calcext:value-type="float">
            <text:p>0.371942939151987</text:p>
          </table:table-cell>
          <table:table-cell/>
          <table:table-cell table:formula="of:=([$'F1-mean'.F15]*[$'f-AUC'.F15])/([$'F1-mean'.F15]+[$'f-AUC'.F15])" office:value-type="float" office:value="0.342926536902746" calcext:value-type="float">
            <text:p>0.342926536902746</text:p>
          </table:table-cell>
          <table:table-cell table:formula="of:=([$'F1-mean'.G15]*[$'f-AUC'.G15])/([$'F1-mean'.G15]+[$'f-AUC'.G15])" office:value-type="float" office:value="0.351436654127813" calcext:value-type="float">
            <text:p>0.351436654127813</text:p>
          </table:table-cell>
          <table:table-cell table:number-columns-repeated="3"/>
        </table:table-row>
        <table:table-row table:style-name="ro1">
          <table:table-cell table:formula="of:=[.A15]+20" office:value-type="float" office:value="280" calcext:value-type="float">
            <text:p>280</text:p>
          </table:table-cell>
          <table:table-cell table:formula="of:=([$'F1-mean'.B16]*[$'f-AUC'.B16])/([$'F1-mean'.B16]+[$'f-AUC'.B16])" office:value-type="float" office:value="0.363884378410913" calcext:value-type="float">
            <text:p>0.363884378410913</text:p>
          </table:table-cell>
          <table:table-cell/>
          <table:table-cell table:formula="of:=([$'F1-mean'.D16]*[$'f-AUC'.D16])/([$'F1-mean'.D16]+[$'f-AUC'.D16])" office:value-type="float" office:value="0.363877661898039" calcext:value-type="float">
            <text:p>0.363877661898039</text:p>
          </table:table-cell>
          <table:table-cell/>
          <table:table-cell table:formula="of:=([$'F1-mean'.F16]*[$'f-AUC'.F16])/([$'F1-mean'.F16]+[$'f-AUC'.F16])" office:value-type="float" office:value="0.337667765553303" calcext:value-type="float">
            <text:p>0.337667765553303</text:p>
          </table:table-cell>
          <table:table-cell table:formula="of:=([$'F1-mean'.G16]*[$'f-AUC'.G16])/([$'F1-mean'.G16]+[$'f-AUC'.G16])" office:value-type="float" office:value="0.344405741101917" calcext:value-type="float">
            <text:p>0.344405741101917</text:p>
          </table:table-cell>
          <table:table-cell table:number-columns-repeated="3"/>
        </table:table-row>
        <table:table-row table:style-name="ro1">
          <table:table-cell table:formula="of:=[.A16]+20" office:value-type="float" office:value="300" calcext:value-type="float">
            <text:p>300</text:p>
          </table:table-cell>
          <table:table-cell table:formula="of:=([$'F1-mean'.B17]*[$'f-AUC'.B17])/([$'F1-mean'.B17]+[$'f-AUC'.B17])" office:value-type="float" office:value="0.362556627284752" calcext:value-type="float">
            <text:p>0.362556627284752</text:p>
          </table:table-cell>
          <table:table-cell/>
          <table:table-cell table:formula="of:=([$'F1-mean'.D17]*[$'f-AUC'.D17])/([$'F1-mean'.D17]+[$'f-AUC'.D17])" office:value-type="float" office:value="0.368066424965905" calcext:value-type="float">
            <text:p>0.368066424965905</text:p>
          </table:table-cell>
          <table:table-cell/>
          <table:table-cell table:formula="of:=([$'F1-mean'.F17]*[$'f-AUC'.F17])/([$'F1-mean'.F17]+[$'f-AUC'.F17])" office:value-type="float" office:value="0.340585534751408" calcext:value-type="float">
            <text:p>0.340585534751408</text:p>
          </table:table-cell>
          <table:table-cell table:formula="of:=([$'F1-mean'.G17]*[$'f-AUC'.G17])/([$'F1-mean'.G17]+[$'f-AUC'.G17])" office:value-type="float" office:value="0.356091030068687" calcext:value-type="float">
            <text:p>0.356091030068687</text:p>
          </table:table-cell>
          <table:table-cell table:number-columns-repeated="3"/>
        </table:table-row>
        <table:table-row table:style-name="ro1">
          <table:table-cell table:formula="of:=[.A17]+20" office:value-type="float" office:value="320" calcext:value-type="float">
            <text:p>320</text:p>
          </table:table-cell>
          <table:table-cell table:formula="of:=([$'F1-mean'.B18]*[$'f-AUC'.B18])/([$'F1-mean'.B18]+[$'f-AUC'.B18])" office:value-type="float" office:value="0.365338302604844" calcext:value-type="float">
            <text:p>0.365338302604844</text:p>
          </table:table-cell>
          <table:table-cell/>
          <table:table-cell table:style-name="ce1" table:formula="of:=([$'F1-mean'.D18]*[$'f-AUC'.D18])/([$'F1-mean'.D18]+[$'f-AUC'.D18])" office:value-type="float" office:value="0.372295249931519" calcext:value-type="float">
            <text:p>0.372295249931519</text:p>
          </table:table-cell>
          <table:table-cell table:number-columns-repeated="6"/>
        </table:table-row>
        <table:table-row table:style-name="ro1">
          <table:table-cell table:formula="of:=[.A18]+20" office:value-type="float" office:value="340" calcext:value-type="float">
            <text:p>340</text:p>
          </table:table-cell>
          <table:table-cell table:formula="of:=([$'F1-mean'.B19]*[$'f-AUC'.B19])/([$'F1-mean'.B19]+[$'f-AUC'.B19])" office:value-type="float" office:value="0.362387946676316" calcext:value-type="float">
            <text:p>0.362387946676316</text:p>
          </table:table-cell>
          <table:table-cell/>
          <table:table-cell table:formula="of:=([$'F1-mean'.D19]*[$'f-AUC'.D19])/([$'F1-mean'.D19]+[$'f-AUC'.D19])" office:value-type="float" office:value="0.367446489626421" calcext:value-type="float">
            <text:p>0.367446489626421</text:p>
          </table:table-cell>
          <table:table-cell table:number-columns-repeated="6"/>
        </table:table-row>
        <table:table-row table:style-name="ro1">
          <table:table-cell table:formula="of:=[.A19]+20" office:value-type="float" office:value="360" calcext:value-type="float">
            <text:p>360</text:p>
          </table:table-cell>
          <table:table-cell table:formula="of:=([$'F1-mean'.B20]*[$'f-AUC'.B20])/([$'F1-mean'.B20]+[$'f-AUC'.B20])" office:value-type="float" office:value="0.368671227587405" calcext:value-type="float">
            <text:p>0.368671227587405</text:p>
          </table:table-cell>
          <table:table-cell/>
          <table:table-cell table:formula="of:=([$'F1-mean'.D20]*[$'f-AUC'.D20])/([$'F1-mean'.D20]+[$'f-AUC'.D20])" office:value-type="float" office:value="0.367342847685516" calcext:value-type="float">
            <text:p>0.367342847685516</text:p>
          </table:table-cell>
          <table:table-cell table:number-columns-repeated="6"/>
        </table:table-row>
        <table:table-row table:style-name="ro1">
          <table:table-cell table:formula="of:=[.A20]+20" office:value-type="float" office:value="380" calcext:value-type="float">
            <text:p>380</text:p>
          </table:table-cell>
          <table:table-cell table:number-columns-repeated="2"/>
          <table:table-cell table:formula="of:=([$'F1-mean'.D21]*[$'f-AUC'.D21])/([$'F1-mean'.D21]+[$'f-AUC'.D21])" office:value-type="float" office:value="0.367917529626585" calcext:value-type="float">
            <text:p>0.367917529626585</text:p>
          </table:table-cell>
          <table:table-cell table:number-columns-repeated="6"/>
        </table:table-row>
        <table:table-row table:style-name="ro1">
          <table:table-cell table:formula="of:=[.A21]+20" office:value-type="float" office:value="400" calcext:value-type="float">
            <text:p>400</text:p>
          </table:table-cell>
          <table:table-cell table:number-columns-repeated="2"/>
          <table:table-cell table:formula="of:=([$'F1-mean'.D22]*[$'f-AUC'.D22])/([$'F1-mean'.D22]+[$'f-AUC'.D22])" office:value-type="float" office:value="0.369455492482758" calcext:value-type="float">
            <text:p>0.369455492482758</text:p>
          </table:table-cell>
          <table:table-cell table:number-columns-repeated="6"/>
        </table:table-row>
        <table:table-row table:style-name="ro1">
          <table:table-cell table:formula="of:=[.A22]+20" office:value-type="float" office:value="420" calcext:value-type="float">
            <text:p>420</text:p>
          </table:table-cell>
          <table:table-cell table:number-columns-repeated="2"/>
          <table:table-cell table:formula="of:=([$'F1-mean'.D23]*[$'f-AUC'.D23])/([$'F1-mean'.D23]+[$'f-AUC'.D23])" office:value-type="float" office:value="0.367854733040137" calcext:value-type="float">
            <text:p>0.367854733040137</text:p>
          </table:table-cell>
          <table:table-cell table:number-columns-repeated="6"/>
        </table:table-row>
        <table:table-row table:style-name="ro1">
          <table:table-cell table:formula="of:=[.A23]+20" office:value-type="float" office:value="440" calcext:value-type="float">
            <text:p>440</text:p>
          </table:table-cell>
          <table:table-cell table:number-columns-repeated="9"/>
        </table:table-row>
        <table:table-row table:style-name="ro1">
          <table:table-cell table:formula="of:=[.A24]+20" office:value-type="float" office:value="460" calcext:value-type="float">
            <text:p>460</text:p>
          </table:table-cell>
          <table:table-cell table:number-columns-repeated="9"/>
        </table:table-row>
        <table:table-row table:style-name="ro1">
          <table:table-cell table:formula="of:=[.A25]+20" office:value-type="float" office:value="480" calcext:value-type="float">
            <text:p>480</text:p>
          </table:table-cell>
          <table:table-cell table:number-columns-repeated="9"/>
        </table:table-row>
        <table:table-row table:style-name="ro1">
          <table:table-cell table:formula="of:=[.A26]+20" office:value-type="float" office:value="500" calcext:value-type="float">
            <text:p>500</text:p>
          </table:table-cell>
          <table:table-cell table:number-columns-repeated="9"/>
        </table:table-row>
        <table:table-row table:style-name="ro1">
          <table:table-cell table:formula="of:=[.A27]+20" office:value-type="float" office:value="520" calcext:value-type="float">
            <text:p>520</text:p>
          </table:table-cell>
          <table:table-cell table:number-columns-repeated="9"/>
        </table:table-row>
        <table:table-row table:style-name="ro1">
          <table:table-cell table:formula="of:=[.A28]+20" office:value-type="float" office:value="540" calcext:value-type="float">
            <text:p>540</text:p>
          </table:table-cell>
          <table:table-cell table:number-columns-repeated="9"/>
        </table:table-row>
        <table:table-row table:style-name="ro1">
          <table:table-cell table:formula="of:=[.A29]+20" office:value-type="float" office:value="560" calcext:value-type="float">
            <text:p>560</text:p>
          </table:table-cell>
          <table:table-cell table:number-columns-repeated="9"/>
        </table:table-row>
        <table:table-row table:style-name="ro1">
          <table:table-cell table:formula="of:=[.A30]+20" office:value-type="float" office:value="580" calcext:value-type="float">
            <text:p>580</text:p>
          </table:table-cell>
          <table:table-cell table:number-columns-repeated="9"/>
        </table:table-row>
        <table:table-row table:style-name="ro1">
          <table:table-cell table:formula="of:=[.A31]+20" office:value-type="float" office:value="600" calcext:value-type="float">
            <text:p>600</text:p>
          </table:table-cell>
          <table:table-cell table:number-columns-repeated="9"/>
        </table:table-row>
        <table:table-row table:style-name="ro1">
          <table:table-cell table:formula="of:=[.A32]+20" office:value-type="float" office:value="620" calcext:value-type="float">
            <text:p>620</text:p>
          </table:table-cell>
          <table:table-cell table:number-columns-repeated="9"/>
        </table:table-row>
        <table:table-row table:style-name="ro1">
          <table:table-cell table:formula="of:=[.A33]+20" office:value-type="float" office:value="640" calcext:value-type="float">
            <text:p>640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formula="of:=MAX([.B3:.H34])" office:value-type="float" office:value="0.372295249931519" calcext:value-type="float">
            <text:p>0.37229524993151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it" fo:country="IT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4">00/00/0000</text:date>, <text:time style:data-style-name="N2" text:time-value="15:35:27.9785505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6T11:41:54.421848236</meta:creation-date>
    <dc:date>2022-12-14T17:12:39.108275956</dc:date>
    <meta:editing-duration>P5DT21H17M31S</meta:editing-duration>
    <meta:editing-cycles>67</meta:editing-cycles>
    <meta:generator>LibreOffice/7.0.4.2$Linux_X86_64 LibreOffice_project/00$Build-2</meta:generator>
    <meta:document-statistic meta:table-count="4" meta:cell-count="58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285" chart:maximum="0.37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2cm" svg:y="0.316cm" chart:style-name="ch2">
          <text:p>v12_9 with or w/out bn before saliency</text:p>
        </chart:title>
        <chart:legend chart:legend-position="end" svg:x="13.492cm" svg:y="3.952cm" style:legend-expansion="high" chart:style-name="ch3"/>
        <chart:plot-area chart:style-name="ch4" table:cell-range-address="'F1-mean f-AUC'.D2:'F1-mean f-AUC'.D23 'F1-mean f-AUC'.H2:'F1-mean f-AUC'.H23" chart:data-source-has-labels="row" svg:x="0.32cm" svg:y="1.275cm" svg:width="12.852cm" svg:height="7.545cm">
          <chart:coordinate-region svg:x="1.418cm" svg:y="1.474cm" svg:width="11.567cm" svg:height="6.69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F1-mean f-AUC'.D3:'F1-mean f-AUC'.D23" chart:label-cell-address="'F1-mean f-AUC'.D2:'F1-mean f-AUC'.D2" chart:class="chart:line">
            <chart:data-point chart:repeated="21"/>
          </chart:series>
          <chart:series chart:style-name="ch9" chart:values-cell-range-address="'F1-mean f-AUC'.H3:'F1-mean f-AUC'.H23" chart:label-cell-address="'F1-mean f-AUC'.H2:'F1-mean f-AUC'.H2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12_9</text:p>
                <draw:g>
                  <svg:desc>'F1-mean f-AUC'.D2:'F1-mean f-AUC'.D2</svg:desc>
                </draw:g>
              </table:table-cell>
              <table:table-cell office:value-type="string">
                <text:p>V12_12</text:p>
                <draw:g>
                  <svg:desc>'F1-mean f-AUC'.H2:'F1-mean f-AUC'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357965480270792">
                <text:p>0.357965480270792</text:p>
                <draw:g>
                  <svg:desc>'F1-mean f-AUC'.D3:'F1-mean f-AUC'.D23</svg:desc>
                </draw:g>
              </table:table-cell>
              <table:table-cell office:value-type="float" office:value="0.286549116389637">
                <text:p>0.286549116389637</text:p>
                <draw:g>
                  <svg:desc>'F1-mean f-AUC'.H3:'F1-mean f-AUC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5058311317616">
                <text:p>0.35058311317616</text:p>
              </table:table-cell>
              <table:table-cell office:value-type="float" office:value="0.360531682740063">
                <text:p>0.3605316827400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63417863163876">
                <text:p>0.363417863163876</text:p>
              </table:table-cell>
              <table:table-cell office:value-type="float" office:value="0.357752707314018">
                <text:p>0.3577527073140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61116170780518">
                <text:p>0.361116170780518</text:p>
              </table:table-cell>
              <table:table-cell office:value-type="float" office:value="0.370109259496852">
                <text:p>0.3701092594968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71500497035925">
                <text:p>0.371500497035925</text:p>
              </table:table-cell>
              <table:table-cell office:value-type="float" office:value="0.364993279247866">
                <text:p>0.3649932792478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0418464311351">
                <text:p>0.370418464311351</text:p>
              </table:table-cell>
              <table:table-cell office:value-type="float" office:value="0.365668865874075">
                <text:p>0.3656688658740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1680735470856">
                <text:p>0.371680735470856</text:p>
              </table:table-cell>
              <table:table-cell office:value-type="float" office:value="0.366747606993294">
                <text:p>0.366747606993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71005488823981">
                <text:p>0.371005488823981</text:p>
              </table:table-cell>
              <table:table-cell office:value-type="float" office:value="0.363569315282503">
                <text:p>0.363569315282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700555808947">
                <text:p>0.3700555808947</text:p>
              </table:table-cell>
              <table:table-cell office:value-type="float" office:value="0.353679013145844">
                <text:p>0.3536790131458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71753083071885">
                <text:p>0.37175308307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64006281846687">
                <text:p>0.364006281846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69711479026146">
                <text:p>0.369711479026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71942939151987">
                <text:p>0.37194293915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63877661898039">
                <text:p>0.363877661898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68066424965905">
                <text:p>0.368066424965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2295249931519">
                <text:p>0.37229524993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67446489626421">
                <text:p>0.367446489626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67342847685516">
                <text:p>0.367342847685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7917529626585">
                <text:p>0.367917529626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69455492482758">
                <text:p>0.36945549248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367854733040137">
                <text:p>0.36785473304013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